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4.55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57.05pt"/>
    </style:style>
    <style:style style:name="co6" style:family="table-column">
      <style:table-column-properties fo:break-before="auto" style:column-width="211.49pt"/>
    </style:style>
    <style:style style:name="co8" style:family="table-column">
      <style:table-column-properties fo:break-before="auto" style:column-width="227.51pt"/>
    </style:style>
    <style:style style:name="co9" style:family="table-column">
      <style:table-column-properties fo:break-before="auto" style:column-width="164.41pt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3.41pt" fo:break-before="auto" style:use-optimal-row-height="true"/>
    </style:style>
    <style:style style:name="ro12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23.84pt" fo:break-before="auto" style:use-optimal-row-height="false"/>
    </style:style>
    <style:style style:name="ro5" style:family="table-row">
      <style:table-row-properties style:row-height="108.96pt" fo:break-before="auto" style:use-optimal-row-height="true"/>
    </style:style>
    <style:style style:name="ro6" style:family="table-row">
      <style:table-row-properties style:row-height="49.24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ro8" style:family="table-row">
      <style:table-row-properties style:row-height="144.74pt" fo:break-before="auto" style:use-optimal-row-height="true"/>
    </style:style>
    <style:style style:name="ro9" style:family="table-row">
      <style:table-row-properties style:row-height="97pt" fo:break-before="auto" style:use-optimal-row-height="true"/>
    </style:style>
    <style:style style:name="ro13" style:family="table-row">
      <style:table-row-properties style:row-height="37.3pt" fo:break-before="auto" style:use-optimal-row-height="true"/>
    </style:style>
    <style:style style:name="ro14" style:family="table-row">
      <style:table-row-properties style:row-height="61.14pt" fo:break-before="auto" style:use-optimal-row-height="true"/>
    </style:style>
    <style:style style:name="ro15" style:family="table-row">
      <style:table-row-properties style:row-height="120.84pt" fo:break-before="auto" style:use-optimal-row-height="true"/>
    </style:style>
    <style:style style:name="ro1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middle"/>
      <style:text-properties style:text-position="" fo:font-size="10.5pt" style:font-size-asian="10.5pt" style:font-size-complex="10.5pt"/>
    </style:style>
    <style:style style:name="ce6" style:family="table-cell" style:parent-style-name="Default">
      <style:text-properties style:text-position="" fo:font-size="10.5pt" style:font-size-asian="10.5pt" style:font-size-complex="10.5pt"/>
    </style:style>
    <style:style style:name="ce7" style:family="table-cell" style:parent-style-name="Default">
      <style:table-cell-properties style:vertical-align="middle"/>
      <style:text-properties style:text-position="" fo:font-size="10.5pt" style:font-size-asian="10.5pt" style:font-size-complex="10.5pt"/>
    </style:style>
    <style:style style:name="ce5" style:family="table-cell" style:parent-style-name="Default">
      <style:table-cell-properties fo:wrap-option="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wrap-option="wrap" style:vertical-align="middle"/>
      <style:text-properties fo:font-size="10.5pt" style:font-size-asian="10.5pt" style:font-size-complex="10.5pt"/>
    </style:style>
    <style:style style:name="ce9" style:family="table-cell" style:parent-style-name="Default">
      <style:table-cell-properties fo:wrap-option="wrap" style:vertical-align="middle"/>
      <style:text-properties style:font-name="Liberation Sans" fo:font-size="10.5pt" style:font-name-asian="Tahoma" style:font-size-asian="10.5pt" style:font-name-complex="Lohit Devanagari" style:font-size-complex="10.5pt"/>
    </style:style>
    <style:style style:name="ce1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13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font-name-asian="Tahoma" style:font-name-complex="Lohit Devanagari"/>
    </style:style>
    <style:style style:name="T3" style:family="text">
      <style:text-properties style:font-name-asian="Tahoma" style:font-name-complex="Lohit Devanagari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-asian="Tahoma" style:font-name-complex="Lohit Devanagari"/>
    </style:style>
    <style:style style:name="T6" style:family="text">
      <style:text-properties fo:font-weight="bold" style:font-name-asian="Tahoma" style:font-name-complex="Lohit Devanagari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Function" table:style-name="ta1">
        <table:table-column table:style-name="co3" table:default-cell-style-name="ce8"/>
        <table:table-column table:style-name="co4" table:default-cell-style-name="ce8"/>
        <table:table-column table:style-name="co6" table:default-cell-style-name="ce8"/>
        <table:table-column table:style-name="co8" table:default-cell-style-name="ce8"/>
        <table:table-column table:style-name="co5" table:default-cell-style-name="ce10"/>
        <table:table-column table:style-name="co9" table:default-cell-style-name="ce11"/>
        <table:table-row table:style-name="ro4">
          <table:table-cell table:style-name="ce5" office:value-type="string" calcext:value-type="string">
            <text:p>Module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ImplementClass</text:p>
          </table:table-cell>
          <table:table-cell table:style-name="ce5" office:value-type="string" calcext:value-type="string">
            <text:p>Descriptio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ID5</text:p>
          </table:table-cell>
          <table:table-cell office:value-type="string" calcext:value-type="string">
            <text:p><text:span text:style-name="T1">addCitizen</text:span>(String fullName, String personalId, int gender, Date birthdate, String address, String cityCode, String districtCode, String wardCode, String telNo, String email, long attachFile)</text:p>
          </table:table-cell>
          <table:table-cell table:style-name="ce9" office:value-type="string" calcext:value-type="string">
            <text:p>org.opencps.accountmgt.service.impl.CitizenLocalServiceImpl.java</text:p>
          </table:table-cell>
          <table:table-cell office:value-type="string" calcext:value-type="string">
            <text:p>Thêm mới tài khoản công dân.</text:p>
            <text:p>- Khi thêm mới accountStatus = 0</text:p>
            <text:p>- Khi thêm mới thêm một tài khoản trong Liferay, cập nhật userMappingId.</text:p>
            <text:p/>
            <text:p><text:span text:style-name="T7">Cần xử lý transactions, nếu không tạo được tài khoản user trong liferay, rollback lại toàn bộ các action trước đó của phase tạo tài khoản</text:span></text:p>
          </table:table-cell>
          <table:table-cell table:style-name="Default" table:number-columns-repeated="2"/>
        </table:table-row>
        <table:table-row table:style-name="ro6">
          <table:table-cell office:value-type="string" calcext:value-type="string">
            <text:p>PID8</text:p>
          </table:table-cell>
          <table:table-cell table:style-name="ce9" office:value-type="string" calcext:value-type="string">
            <text:p><text:span text:style-name="T2">updateCitizen</text:span><text:span text:style-name="T3">(long citizenId, String address, String cityCode, String districtCode, String wardCode, String telNo, String newPassword, String reTypePassword)</text:span></text:p>
          </table:table-cell>
          <table:table-cell table:style-name="ce9" office:value-type="string" calcext:value-type="string">
            <text:p>org.opencps.accountmgt.service.impl.CitizenLocalServiceImpl.java</text:p>
          </table:table-cell>
          <table:table-cell office:value-type="string" calcext:value-type="string">
            <text:p>Cập nhật thông tin tài khoản công dân không yêu cầu mật khẩu cũ, áp dụng cho portlet quản trị</text:p>
          </table:table-cell>
          <table:table-cell table:style-name="Default" table:number-columns-repeated="2"/>
        </table:table-row>
        <table:table-row table:style-name="ro6">
          <table:table-cell office:value-type="string" calcext:value-type="string">
            <text:p>PID6</text:p>
          </table:table-cell>
          <table:table-cell office:value-type="string" calcext:value-type="string">
            <text:p><text:span text:style-name="T1">updateCitizen</text:span><text:span text:style-name="T4">(long citizenId, String address, String cityCode, String districtCode, String wardCode, String telNo, String olderPassword, String newPassword, String reTypePassword)</text:span></text:p>
          </table:table-cell>
          <table:table-cell table:style-name="ce9" office:value-type="string" calcext:value-type="string">
            <text:p>org.opencps.accountmgt.service.impl.CitizenLocalServiceImpl.java</text:p>
          </table:table-cell>
          <table:table-cell office:value-type="string" calcext:value-type="string">
            <text:p>Cập nhật tài khoản công dân</text:p>
          </table:table-cell>
          <table:table-cell table:number-columns-repeated="2"/>
        </table:table-row>
        <table:table-row table:style-name="ro7">
          <table:table-cell table:style-name="ce9" office:value-type="string" calcext:value-type="string">
            <text:p>PID8</text:p>
          </table:table-cell>
          <table:table-cell office:value-type="string" calcext:value-type="string">
            <text:p><text:span text:style-name="T1">updateStatus</text:span>(citizenId, int status)</text:p>
          </table:table-cell>
          <table:table-cell table:style-name="ce9" office:value-type="string" calcext:value-type="string">
            <text:p>org.opencps.accountmgt.service.impl.CitizenLocalServiceImpl.java</text:p>
          </table:table-cell>
          <table:table-cell office:value-type="string" calcext:value-type="string">
            <text:p>Cập nhật trạng thái của tài khoản công dâ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ID5</text:p>
          </table:table-cell>
          <table:table-cell office:value-type="string" calcext:value-type="string">
            <text:p><text:span text:style-name="T1">addBusiness</text:span>(String name, String enName, String shortName, String businessType, String idNumber, String [] businessDomains, <text:span text:style-name="T4">String address, String cityCode, String districtCode, String wardCode, String email, String telNo, String representativeName, String representativeRole, String attachFile</text:span>)</text:p>
          </table:table-cell>
          <table:table-cell table:style-name="ce9" office:value-type="string" calcext:value-type="string">
            <text:p>org.opencps.accountmgt.service.impl.BusinessLocalServiceImpl.java</text:p>
          </table:table-cell>
          <table:table-cell table:style-name="ce9" office:value-type="string" calcext:value-type="string">
            <text:p>Thêm mới tài khoản doanh nghiệp</text:p>
            <text:p>- Khi thêm mới accountStatus = 0</text:p>
            <text:p>- Tạo User trong Liferay các thông tin user là thông tin người đại diện. Cập nhật userMappingId. </text:p>
            <text:p>- Tạo Org trong Liferay với thông tin là thông tin doanh nghiệp.</text:p>
            <text:p/>
            <text:p><text:span text:style-name="T7">Cần xử lý transactions, nếu không tạo được tài khoản user trong liferay, rollback lại toàn bộ các action trước đó của phase tạo tài khoản</text:span>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PID8</text:p>
          </table:table-cell>
          <table:table-cell table:style-name="ce9" office:value-type="string" calcext:value-type="string">
            <text:p><text:span text:style-name="T2">updateBusiness</text:span><text:span text:style-name="T5">(long businessId, String name, String enName, String shortName, String businessType, String idNumber, String [] businessDomains, </text:span><text:span text:style-name="T3">String address, String cityCode, String districtCode, String wardCode, String telNo, String representativeName, String representativeRole, String attachFile, String newPassword, String reTypePassword</text:span><text:span text:style-name="T5">)</text:span></text:p>
          </table:table-cell>
          <table:table-cell table:style-name="ce9" office:value-type="string" calcext:value-type="string">
            <text:p>org.opencps.accountmgt.service.impl.BusinessLocalServiceImpl.java</text:p>
          </table:table-cell>
          <table:table-cell table:style-name="ce9" office:value-type="string" calcext:value-type="string">
            <text:p>Cập nhật thông tin tài khoản không cần mật khẩu cũ. Áp dụng cho trường hợp quản trị.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PID6</text:p>
          </table:table-cell>
          <table:table-cell office:value-type="string" calcext:value-type="string">
            <text:p><text:span text:style-name="T1">updateBusiness</text:span>(long businessId, String name, String enName, String shortName, String businessType, String idNumber, String [] businessDomains, <text:span text:style-name="T4">String address, String cityCode, String districtCode, String wardCode, String telNo, String representativeName, String representativeRole, String attachFile, String olderPassword, String newPassword, String reTypePassword</text:span>)</text:p>
          </table:table-cell>
          <table:table-cell table:style-name="ce9" office:value-type="string" calcext:value-type="string">
            <text:p>org.opencps.accountmgt.service.impl.BusinessLocalServiceImpl.java</text:p>
          </table:table-cell>
          <table:table-cell office:value-type="string" calcext:value-type="string">
            <text:p>Cập nhật tài khoản của tổ chức:</text:p>
            <text:p/>
          </table:table-cell>
          <table:table-cell table:number-columns-repeated="2"/>
        </table:table-row>
        <table:table-row table:style-name="ro7">
          <table:table-cell office:value-type="string" calcext:value-type="string">
            <text:p>PID8</text:p>
          </table:table-cell>
          <table:table-cell table:style-name="ce9" office:value-type="string" calcext:value-type="string">
            <text:p><text:span text:style-name="T6">updateStatus</text:span><text:span text:style-name="T5">(businessId, int status)</text:span></text:p>
          </table:table-cell>
          <table:table-cell table:style-name="ce9" office:value-type="string" calcext:value-type="string">
            <text:p>org.opencps.accountmgt.service.impl.BusinessLocalServiceImpl.java</text:p>
          </table:table-cell>
          <table:table-cell office:value-type="string" calcext:value-type="string">
            <text:p>Cập nhật trạng thái tài khoản của doanh nghiệp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PID6</text:p>
          </table:table-cell>
          <table:table-cell office:value-type="string" calcext:value-type="string">
            <text:p><text:span text:style-name="T1">addSubAccBusiness</text:span>(long businessId, String fullName, String workingRole, String telNo, String email, )</text:p>
          </table:table-cell>
          <table:table-cell office:value-type="string" calcext:value-type="string">
            <text:p>org.opencps.accountmgt.service.impl.BusinessAccountLocalServiceImpl.java</text:p>
          </table:table-cell>
          <table:table-cell office:value-type="string" calcext:value-type="string">
            <text:p>Các quyền của tài khoản phụ dùng bảng phân quyền cho User của Liferay.</text:p>
            <text:p/>
            <text:p>Khi tạo tài khoản con của doanh nghiệp thì gắn cho tài khoản một Role mặc đinh, sử dụng role này để phân quyền. </text:p>
            <text:p/>
            <text:p>Các action permission custom được định nghĩa trong resource-actions/default.xml với ID là org.opencps.accoutbusiness.model.BusinessAccount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PID8</text:p>
          </table:table-cell>
          <table:table-cell table:style-name="ce9" office:value-type="string" calcext:value-type="string">
            <text:p><text:span text:style-name="T2">updateSubAccBusiness</text:span><text:span text:style-name="T5">(long businessAccoutId, String telNo, String newPassword, retypeNewPassword)</text:span></text:p>
          </table:table-cell>
          <table:table-cell table:style-name="ce9" office:value-type="string" calcext:value-type="string">
            <text:p>org.opencps.accountmgt.service.impl.BusinessAccountLocalServiceImpl.java</text:p>
          </table:table-cell>
          <table:table-cell office:value-type="string" calcext:value-type="string">
            <text:p>Cập nhật thông tin tài khoản phụ không cần mật khẩu cũ, áp dụng cho trường hợp reset mật khẩu là admin.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PID6</text:p>
          </table:table-cell>
          <table:table-cell table:style-name="ce9" office:value-type="string" calcext:value-type="string">
            <text:p><text:span text:style-name="T1">updateSubAccBusiness</text:span>(long businessAccoutId, String telNo, String olderPassword, String newPassword, retypeNewPassword)</text:p>
          </table:table-cell>
          <table:table-cell office:value-type="string" calcext:value-type="string">
            <text:p>org.opencps.accountmgt.service.impl.BusinessAccountLocalServiceImpl.java</text:p>
          </table:table-cell>
          <table:table-cell office:value-type="string" calcext:value-type="string">
            <text:p>Cập nhật tài khoản doanh nghiệp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ID6</text:p>
          </table:table-cell>
          <table:table-cell table:style-name="ce9" office:value-type="string" calcext:value-type="string">
            <text:p><text:span text:style-name="T1">updateStatus</text:span>(long businessAccountId, int accountStatus)</text:p>
          </table:table-cell>
          <table:table-cell office:value-type="string" calcext:value-type="string">
            <text:p>org.opencps.accountmgt.service.impl.BusinessAccountLocalServiceImpl.java</text:p>
          </table:table-cell>
          <table:table-cell office:value-type="string" calcext:value-type="string">
            <text:p>Cập nhật trạng thái tài khoản phụ tổ chứ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ID7</text:p>
          </table:table-cell>
          <table:table-cell table:style-name="ce5" office:value-type="string" calcext:value-type="string">
            <text:p>Class AccionLogin</text:p>
          </table:table-cell>
          <table:table-cell office:value-type="string" calcext:value-type="string">
            <text:p>Hook portlet</text:p>
          </table:table-cell>
          <table:table-cell office:value-type="string" calcext:value-type="string">
            <text:p>Hook lại việc điều hướng đến trang nào khi đăng nhập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PID7</text:p>
          </table:table-cell>
          <table:table-cell table:style-name="ce5" office:value-type="string" calcext:value-type="string">
            <text:p>JSP Hook</text:p>
          </table:table-cell>
          <table:table-cell office:value-type="string" calcext:value-type="string">
            <text:p>Hook portlet</text:p>
          </table:table-cell>
          <table:table-cell office:value-type="string" calcext:value-type="string">
            <text:p>Hook lại màn hình yêu cầu đổi mật khẩu mặc định của Liferay.</text:p>
            <text:p/>
            <text:p>Hook lại màn hình điều khoản sử dụng hệ thống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PID8</text:p>
          </table:table-cell>
          <table:table-cell office:value-type="string" calcext:value-type="string">
            <text:p><text:span text:style-name="T6">searchCitizen</text:span>(String keyword, int accountStatus, int start, int end, OrderByComparator obc)</text:p>
          </table:table-cell>
          <table:table-cell office:value-type="string" calcext:value-type="string">
            <text:p>org.opencps.accountmgt.service.persistence.CitizenFinderImpl</text:p>
          </table:table-cell>
          <table:table-cell office:value-type="string" calcext:value-type="string">
            <text:p>Hàm tìm kiếm phục vụ cho việc hiển thị dữ liệu theo danh sách (SearchContainer) viết custom SQL.</text:p>
            <text:p/>
            <text:p><text:span text:style-name="T8">- keyword tìm kiếm theo tên, email.</text:span></text:p>
            <text:p/>
            <text:p>- OrderByComparator cho phép sắp xếp trên một danh sách, các điều kiện sắp xếp bao gồm: tên, <text:span text:style-name="T1">ngày đăng ký </text:span><text:span text:style-name="T4">(chưa thấy trên màn hình đăng ký), email..</text:span></text:p>
          </table:table-cell>
          <table:table-cell table:number-columns-repeated="2"/>
        </table:table-row>
        <table:table-row table:style-name="ro7">
          <table:table-cell table:style-name="ce9" office:value-type="string" calcext:value-type="string">
            <text:p>PID8</text:p>
          </table:table-cell>
          <table:table-cell table:style-name="ce9" office:value-type="string" calcext:value-type="string">
            <text:p><text:span text:style-name="T6">searchCitizen</text:span><text:span text:style-name="T5">(String keyword, int accountStatus, int start, int end, OrderByComparator obc)</text:span></text:p>
          </table:table-cell>
          <table:table-cell table:style-name="ce9" office:value-type="string" calcext:value-type="string">
            <text:p>org.opencps.accountmgt.service.impl.CitizenLocalServiceImpl.java</text:p>
          </table:table-cell>
          <table:table-cell office:value-type="string" calcext:value-type="string">
            <text:p>Hàm invoke searchCitizen tại tầng persitence.</text:p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PID8</text:p>
          </table:table-cell>
          <table:table-cell office:value-type="string" calcext:value-type="string">
            <text:p><text:span text:style-name="T1">countCitizen</text:span>(String keyword, int accountStatus)</text:p>
          </table:table-cell>
          <table:table-cell office:value-type="string" calcext:value-type="string">
            <text:p>org.opencps.accountmgt.service.persistence.CitizenFinderImpl</text:p>
          </table:table-cell>
          <table:table-cell office:value-type="string" calcext:value-type="string">
            <text:p>Hàm đếm số tài khoản công dân phục vụ cho việc hiển thị dữ liệu theo danh sách.</text:p>
            <text:p/>
            <text:p>- keyword tìm kiếm theo tên, email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ID8</text:p>
          </table:table-cell>
          <table:table-cell office:value-type="string" calcext:value-type="string">
            <text:p><text:span text:style-name="T1">countCitizen</text:span>(String keyword, int accountStatus)</text:p>
          </table:table-cell>
          <table:table-cell table:style-name="ce9" office:value-type="string" calcext:value-type="string">
            <text:p>org.opencps.accountmgt.service.impl.CitizenLocalServiceImpl.java</text:p>
          </table:table-cell>
          <table:table-cell table:style-name="ce9" office:value-type="string" calcext:value-type="string">
            <text:p>Hàm invoke countCitizen tại tầng persitence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PID8</text:p>
          </table:table-cell>
          <table:table-cell office:value-type="string" calcext:value-type="string">
            <text:p><text:span text:style-name="T1">searchBusiness</text:span>(String keyword, int accountStatus)</text:p>
          </table:table-cell>
          <table:table-cell table:style-name="ce9" office:value-type="string" calcext:value-type="string">
            <text:p>org.opencps.accountmgt.service.impl.persistence.BusinessFinderImpl</text:p>
          </table:table-cell>
          <table:table-cell office:value-type="string" calcext:value-type="string">
            <text:p>Hàm tìm kiếm phục vụ cho việc hiển thị dữ liệu theo danh sách (SearchContainer) viết custom SQL.</text:p>
            <text:p/>
            <text:p><text:span text:style-name="T8">- keyword tìm kiếm theo tên, email.</text:span></text:p>
            <text:p/>
            <text:p>- OrderByComparator cho phép sắp xếp trên một danh sách, các điều kiện sắp xếp bao gồm: tên, <text:span text:style-name="T1">ngày đăng ký </text:span><text:span text:style-name="T4">(chưa thấy trên màn hình đăng ký), email..</text:span>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PID8</text:p>
          </table:table-cell>
          <table:table-cell office:value-type="string" calcext:value-type="string">
            <text:p><text:span text:style-name="T1">searchBusiness</text:span>(String keyword, int accountStatus)</text:p>
          </table:table-cell>
          <table:table-cell table:style-name="ce9" office:value-type="string" calcext:value-type="string">
            <text:p>org.opencps.accountmgt.service.impl.BusinessLocalServiceImpl.java</text:p>
          </table:table-cell>
          <table:table-cell table:style-name="ce9" office:value-type="string" calcext:value-type="string">
            <text:p><text:span text:style-name="T5">Hàm invoke searchBusiness tại tầng persitence.</text:span></text:p>
            <text:p/>
          </table:table-cell>
          <table:table-cell table:number-columns-repeated="2"/>
        </table:table-row>
        <table:table-row table:style-name="ro6">
          <table:table-cell office:value-type="string" calcext:value-type="string">
            <text:p>PID8</text:p>
          </table:table-cell>
          <table:table-cell office:value-type="string" calcext:value-type="string">
            <text:p><text:span text:style-name="T1">countBusiness</text:span>(String keyword, int accountStatus)</text:p>
          </table:table-cell>
          <table:table-cell table:style-name="ce9" office:value-type="string" calcext:value-type="string">
            <text:p>org.opencps.accountmgt.service.impl.persistence.BusinessFinderImpl</text:p>
          </table:table-cell>
          <table:table-cell table:style-name="ce9" office:value-type="string" calcext:value-type="string">
            <text:p><text:span text:style-name="T5">Hàm đếm số tài khoản tổ chức phục vụ cho việc hiển thị dữ liệu theo danh sách.</text:span></text:p>
            <text:p/>
            <text:p><text:span text:style-name="T5">- keyword tìm kiếm theo tên, email</text:span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ID8</text:p>
          </table:table-cell>
          <table:table-cell table:style-name="ce9" office:value-type="string" calcext:value-type="string">
            <text:p><text:span text:style-name="T6">countBusiness</text:span><text:span text:style-name="T5">(String keyword, int accountStatus)</text:span></text:p>
          </table:table-cell>
          <table:table-cell table:style-name="ce9" office:value-type="string" calcext:value-type="string">
            <text:p>org.opencps.accountmgt.service.impl.BusinessLocalServiceImpl.java</text:p>
          </table:table-cell>
          <table:table-cell table:style-name="ce9" office:value-type="string" calcext:value-type="string">
            <text:p>Hàm invoke countBusiness tại tầng persitenc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ID6</text:p>
          </table:table-cell>
          <table:table-cell office:value-type="string" calcext:value-type="string">
            <text:p><text:span text:style-name="T1">getBusinessAccounts</text:span>(long businessId, int start, int end)</text:p>
          </table:table-cell>
          <table:table-cell table:style-name="ce9" office:value-type="string" calcext:value-type="string">
            <text:p>org.opencps.accountmgt.service.impl.BusinessLocalServiceImpl.java</text:p>
          </table:table-cell>
          <table:table-cell office:value-type="string" calcext:value-type="string">
            <text:p>Hàm trả về danh sách các tài khoản nhân viên của doanh nghiệp, tổ chức.</text:p>
            <text:p>- Phục vụ cho việc hiển thị danh sách tài khoản của doanh nghiệp</text:p>
          </table:table-cell>
          <table:table-cell table:number-columns-repeated="2"/>
        </table:table-row>
        <table:table-row table:style-name="ro6">
          <table:table-cell table:style-name="ce9" office:value-type="string" calcext:value-type="string">
            <text:p>PID6</text:p>
          </table:table-cell>
          <table:table-cell office:value-type="string" calcext:value-type="string">
            <text:p><text:span text:style-name="T1">countBusiness</text:span>(long businessId)</text:p>
          </table:table-cell>
          <table:table-cell table:style-name="ce9" office:value-type="string" calcext:value-type="string">
            <text:p>org.opencps.accountmgt.service.impl.BusinessLocalServiceImpl.java</text:p>
          </table:table-cell>
          <table:table-cell office:value-type="string" calcext:value-type="string">
            <text:p>Hàm đếm số tài khoản của công dân trong tổ chức.</text:p>
            <text:p>- Phục vụ cho việc hiển thị danh sách tài khoản của doanh nghiệp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PID8</text:p>
          </table:table-cell>
          <table:table-cell office:value-type="string" calcext:value-type="string">
            <text:p><text:span text:style-name="T1">deleteCitizens</text:span>(long [] citizenIds)</text:p>
          </table:table-cell>
          <table:table-cell table:style-name="ce9" office:value-type="string" calcext:value-type="string">
            <text:p>org.opencps.accountmgt.service.impl.CitizenLocalServiceImpl.java</text:p>
          </table:table-cell>
          <table:table-cell office:value-type="string" calcext:value-type="string">
            <text:p>-Xóa danh sách tài khoản không được kích hoạt qua email.</text:p>
            <text:p/>
            <text:p>- Trong trường hợp này xóa các tài khoản trong liferay</text:p>
          </table:table-cell>
          <table:table-cell table:number-columns-repeated="2"/>
        </table:table-row>
        <table:table-row table:style-name="ro14">
          <table:table-cell table:style-name="ce9" office:value-type="string" calcext:value-type="string">
            <text:p>PID8</text:p>
          </table:table-cell>
          <table:table-cell office:value-type="string" calcext:value-type="string">
            <text:p><text:span text:style-name="T1">deleteBusiness</text:span>(long [] businessIds)</text:p>
          </table:table-cell>
          <table:table-cell table:style-name="ce9" office:value-type="string" calcext:value-type="string">
            <text:p>org.opencps.accountmgt.service.impl.BusinessAccountLocalServiceImpl.java</text:p>
          </table:table-cell>
          <table:table-cell table:style-name="ce9" office:value-type="string" calcext:value-type="string">
            <text:p><text:span text:style-name="T5">-Xóa danh sách tài khoản không được kích hoạt qua email.</text:span></text:p>
            <text:p/>
            <text:p><text:span text:style-name="T5">- Trong trường hợp này xóa các tài khoản trong liferay</text:span></text:p>
          </table:table-cell>
          <table:table-cell table:number-columns-repeated="2"/>
        </table:table-row>
        <table:table-row table:style-name="ro16" table:number-rows-repeated="1048548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Business" table:style-name="ta1">
        <table:table-column table:style-name="co5" table:default-cell-style-name="Default"/>
        <table:table-row table:style-name="ro10">
          <table:table-cell/>
        </table:table-row>
      </table:table>
      <table:table table:name="PortletLookup" table:style-name="ta1">
        <table:table-column table:style-name="co5" table:default-cell-style-name="ce6"/>
        <table:table-column table:style-name="co7" table:default-cell-style-name="ce6"/>
        <table:table-row table:style-name="ro11">
          <table:table-cell table:style-name="ce2" office:value-type="string" calcext:value-type="string">
            <text:p>PID5</text:p>
          </table:table-cell>
          <table:table-cell table:style-name="ce7" office:value-type="string" calcext:value-type="string">
            <text:p>Đăng ký tài khoản mới</text:p>
          </table:table-cell>
        </table:table-row>
        <table:table-row table:style-name="ro12">
          <table:table-cell office:value-type="string" calcext:value-type="string">
            <text:p>PID6</text:p>
          </table:table-cell>
          <table:table-cell office:value-type="string" calcext:value-type="string">
            <text:p>Xem profile công dân/doanh nghiệp</text:p>
          </table:table-cell>
        </table:table-row>
        <table:table-row table:style-name="ro12">
          <table:table-cell office:value-type="string" calcext:value-type="string">
            <text:p>PID7</text:p>
          </table:table-cell>
          <table:table-cell office:value-type="string" calcext:value-type="string">
            <text:p>Portlet đăng ký tài khoản</text:p>
          </table:table-cell>
        </table:table-row>
        <table:table-row table:style-name="ro12">
          <table:table-cell office:value-type="string" calcext:value-type="string">
            <text:p>PID8</text:p>
          </table:table-cell>
          <table:table-cell office:value-type="string" calcext:value-type="string">
            <text:p>Quản lý tài khoản</text:p>
          </table:table-cell>
        </table:table-row>
        <table:table-row table:style-name="ro12" table:number-rows-repeated="1048571">
          <table:table-cell table:number-columns-repeated="2"/>
        </table:table-row>
        <table:table-row table:style-name="ro1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09:32:45.792401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Dang Khoa</meta:initial-creator>
    <meta:creation-date>2016-03-24T13:57:16.915470568</meta:creation-date>
    <dc:date>2016-03-25T09:47:27.882687899</dc:date>
    <dc:creator>Vu Dang Khoa</dc:creator>
    <meta:editing-duration>PT2H37M48S</meta:editing-duration>
    <meta:editing-cycles>44</meta:editing-cycles>
    <meta:generator>LibreOffice/5.0.5.2$Linux_X86_64 LibreOffice_project/00$Build-2</meta:generator>
    <meta:document-statistic meta:table-count="3" meta:cell-count="116" meta:object-count="0"/>
  </office:meta>
</office:document-meta>
</file>